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style:font-size-asian="11pt" style:font-size-complex="11pt"/>
    </style:style>
    <style:style style:name="P2" style:family="paragraph" style:parent-style-name="Preformatted_20_Text"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 style:master-page-name="Standard">
      <style:paragraph-properties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Preformatted_20_Text">
      <style:paragraph-properties fo:break-before="pag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 proxecto chamarase:</text:p>
      <text:p text:style-name="P1">pasaxeirosvoosmongooracle</text:p>
      <text:p text:style-name="P1"/>
      <text:p text:style-name="P1">puntuacion : sobre un total de 3 puntos para aprobar debe conseguirse 1,5 puntos</text:p>
      <text:p text:style-name="P1"/>
      <text:p text:style-name="P1"/>
      <text:p text:style-name="P1">Dispomos de :</text:p>
      <text:p text:style-name="P1"/>
      <text:p text:style-name="P1">Drivers para mongo <text:s/>e para oracle en /home/oracle/drivers</text:p>
      <text:p text:style-name="P1"/>
      <text:p text:style-name="P1">Una script 'mongopasaxeirosvoos.sql' <text:s/>que conten a creacion dunha base mongo <text:s/>denominada 'internacional' <text:s/>mais <text:s/>duas <text:s/>colecions denominadas 'voos' e 'pasaxeiros' cunha serie de datos que poden verse mais abaixo.</text:p>
      <text:p text:style-name="P1"/>
      <text:p text:style-name="P1">Duas taboas oracle contidas no script reservas.sql</text:p>
      <text:p text:style-name="P1">- unha <text:s text:c="3"/>denominada <text:s text:c="2"/>'reservas' cunha serie de reservas de voos feitas por <text:s/>pasaxeiros </text:p>
      <text:p text:style-name="P1">- outra <text:s/>taboa baleira denominada 'confirmadas' <text:s/>que habera que encher con informacion procedente da taboa reservas e das colecions mongo mencionadas anteriormente. Estas taboas as podes lanzar cantas veces queiras, atopanse no script denominado reservas.sql</text:p>
      <text:p text:style-name="P1"/>
      <text:p text:style-name="P1">para preparar o sistema :</text:p>
      <text:p text:style-name="P1">debes iniciar o servidor oracle </text:p>
      <text:p text:style-name="P1">debese conectarte a oracle como <text:s/>usuario hr contrasinal hr </text:p>
      <text:p text:style-name="P1">debes lanzar script reservas.sql </text:p>
      <text:p text:style-name="P1">debese iniciar o listener (lsnrctl start)</text:p>
      <text:p text:style-name="P1">debe ter instalado mongo</text:p>
      <text:p text:style-name="P1">debes cargar a base e <text:s/>as colecions mongo a partir do arquivo que se achega ('mongopasaxeirosvoos.sql') </text:p>
      <text:p text:style-name="P1"/>
      <text:p text:style-name="P1"><text:s/></text:p>
      <text:p text:style-name="P1">lembra que podes borrar e recargar as taboas de oracle <text:s/>de novo o script reservas.sql </text:p>
      <text:p text:style-name="P1">lembra que podes borrar a colecion mongo ou a base completa lanzando :</text:p>
      <text:p text:style-name="P1">borrar colecion : situarse na base e lanzar:</text:p>
      <text:p text:style-name="P1">db.nomecolecion.remove({})</text:p>
      <text:p text:style-name="P1">borrar base: situarse na base e lanzar :</text:p>
      <text:p text:style-name="P1">db.dropDatabase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ra crear o proxecto:</text:p>
      <text:p text:style-name="P1"/>
      <text:p text:style-name="P1"><text:span text:style-name="T1">nome do proxecto:</text:span> pasaxeirosvoosmongooracle (DEBE TER <text:s/>EXACTAMENTE ESTE NOME</text:p>
      <text:p text:style-name="P1">lembra engadir os drivers de oracle e de mongo <text:s/>ao proxecto</text:p>
      <text:p text:style-name="P1"/>
      <text:p text:style-name="P1">Que se pide dentro do proxecto :</text:p>
      <text:p text:style-name="P1"/>
      <text:p text:style-name="P1">crea os metodos que consideres necesarios para poder desenvolver as seguentes accions (tamen podes facelo sen metodos):</text:p>
      <text:p text:style-name="P1"/>
      <text:p text:style-name="P1">a) <text:s text:c="2"/>lerReservas(): <text:s/>ler e amosar todas a filas da taboa reservas <text:s/></text:p>
      <text:p text:style-name="P1"/>
      <text:p text:style-name="P1">b) <text:s/>para cada reserva lida no apartado <text:s/>a) <text:s/>debe :</text:p>
      <text:p text:style-name="P1"><text:s/></text:p>
      <text:p text:style-name="P1"><text:s/>aumentarse en 1 o numero de reservas para o pasaxeiro correspondente a cada reserva lida <text:s/>(campo nreservas colecion pasaxeiros (mongo). </text:p>
      <text:p text:style-name="P1"/>
      <text:p text:style-name="P1">c) debe inserirse por cada reserva lida unha nova fila na taboa 'confirmadas' cos seguintes valores :</text:p>
      <text:p text:style-name="P1"><text:tab/>codr <text:s/><text:tab/><text:tab/>identifica a reserva </text:p>
      <text:p text:style-name="P1"><text:tab/>dni <text:s/><text:tab/><text:tab/>contera o dni do <text:s/>pasaxeiro que fai a reserva</text:p>
      <text:p text:style-name="P1"><text:tab/>orixeida <text:tab/>contera o orixe do voo de ida do pasaxeiro</text:p>
      <text:p text:style-name="P1"><text:tab/>orixevolta <text:tab/>contera <text:s/>o orixe do voo de volta do pasaxeiro</text:p>
      <text:p text:style-name="P1"><text:tab/>prezoreserva <text:s/><text:tab/>indica o prezo de ida mais de volta da reserva </text:p>
      <text:p text:style-name="P1"/>
      <text:p text:style-name="P1"/>
      <text:p text:style-name="P1">notas: </text:p>
      <text:p text:style-name="P1">-- a informacion do campo orixeida e a que correspoonde ao campo 'orixe' da colecion mongo voos cuxo -id se corresponde co 'idvooida' <text:s/>da reserva</text:p>
      <text:p text:style-name="P1">-- a informacion do campo orixevolta <text:s/>e a que correspoonde ao campo 'orixe' da colecion mongo voos cuxo -id se corresponde co 'idvoovolta' <text:s/>da reserva</text:p>
      <text:p text:style-name="P1">-- <text:s/>o campo prezoreserva <text:s/>debe ser igual ao prezo do voo de ida mais o prezo do voo de volta , lembrar que o prezo dos voos atopanse na colecion <text:s/>voos de mongo</text:p>
      <text:p text:style-name="P1"/>
      <text:p text:style-name="P1"/>
      <text:p text:style-name="P4">contidos <text:s/>da taboa 'reservas' <text:s/></text:p>
      <text:p text:style-name="P1"><text:s text:c="4"/></text:p>
      <text:p text:style-name="P1">codr <text:s/><text:tab/><text:tab/>identifica a reserva </text:p>
      <text:p text:style-name="P1">dni <text:s/><text:tab/><text:tab/>indica pasaxeiro que fai a reserva</text:p>
      <text:p text:style-name="P1">idvooida <text:s text:c="2"/><text:tab/>indica o voo de ida do pasaxeiro</text:p>
      <text:p text:style-name="P1">idvoovolta <text:tab/>indica o voo de volta do pasaxeiro</text:p>
      <text:p text:style-name="P1"/>
      <text:p text:style-name="P1">codr <text:tab/>dni <text:tab/><text:tab/>idvooida <text:s/><text:tab/>idvoovolta <text:s/><text:tab/></text:p>
      <text:section text:style-name="Sect1" text:name="Sección1">
        <text:p text:style-name="P1"><text:s text:c="2"/>1 <text:tab/>"361a" <text:tab/><text:tab/>1 <text:tab/><text:tab/>2 <text:tab/><text:tab/></text:p>
        <text:p text:style-name="P1"><text:s text:c="2"/>2 <text:tab/>"362b" <text:tab/><text:tab/>3 <text:tab/><text:tab/>4 <text:tab/><text:tab/></text:p>
        <text:p text:style-name="P1"><text:s text:c="2"/>3 <text:tab/>"361a" <text:tab/><text:tab/>5 <text:tab/><text:tab/>6 <text:tab/><text:tab/></text:p>
        <text:p text:style-name="P1"/>
        <text:p text:style-name="P1">contidos iniciais das colecions pasaxeiros e voos na base 'internacional' (mongo)</text:p>
        <text:p text:style-name="P1"/>
        <text:p text:style-name="P1">pasaxeiros</text:p>
        <text:p text:style-name="P1"/>
        <text:p text:style-name="P1">{_id:"361a" ,nome:"luis",telf: "9861a" ,cidade: "vigo",nreservas:0}</text:p>
        <text:p text:style-name="P1">{_id:"362b" ,nome: "ana",telf:"9861b" ,cidade: "lugo",nreservas: 0}</text:p>
        <text:p text:style-name="P1">{_id:"363c" ,nome: "pedro",telf: "9861c" ,cidade:"lugo",nreservas:0}</text:p>
        <text:p text:style-name="P1">{_id:"364d" ,nome: "ana",telf:"9861d" ,cidade: "vigo",nreservas:0}</text:p>
        <text:p text:style-name="P1"/>
        <text:p text:style-name="P1">voos</text:p>
        <text:p text:style-name="P1"/>
        <text:p text:style-name="P1">{_id:1,orixe:"vigo",destino:"estambul",prezo:150}</text:p>
        <text:p text:style-name="P1">{_id:2,orixe:"estambul",destino:"vigo",prezo:200}</text:p>
        <text:p text:style-name="P1">{_id:3,orixe:"vigo",destino:"londres",prezo:80}</text:p>
        <text:p text:style-name="P1">{_id:4,orixe:"londres",destino:"vigo",prezo:90}</text:p>
        <text:p text:style-name="P1">{_id:5,orixe:"vigo",destino:"lisboa",prezo:90}</text:p>
        <text:p text:style-name="P1">{_id:6,orixe:"lisboa",destino:"vigo",prezo:100}</text:p>
        <text:p text:style-name="P1">{_id:7,orixe:"vigo",destino:"viena",prezo:200}</text:p>
        <text:p text:style-name="P1">{_id:8,orixe:"viena",destino:"vigo",prezo:250}</text:p>
        <text:p text:style-name="P1">{_id:9,orixe:"vigo",destino:"tunez",prezo:160}</text:p>
        <text:p text:style-name="P1">{_id:10,orixe:"tunez",destino:"vigo",prezo:150}</text:p>
        <text:p text:style-name="P1">{_id:11,orixe:"vigo",destino:"paris",prezo:200}</text:p>
        <text:p text:style-name="P1">{_id:12,orixe:"paris",destino:"vigo",prezo:90}</text:p>
      </text:section>
      <text:p text:style-name="P1"/>
      <text:p text:style-name="P2">DESPOIS DA EXECUCION</text:p>
      <text:p text:style-name="P1"/>
      <text:p text:style-name="P1">b) contido da colecion pasaxeiros despois de ser actualizada cos datos procedentes das lecturas das reservas que se atopan na <text:s/>taboa oracle 'reservas' . (Vemos que o pasaxeiro "361a" ten 2 reservas porque realmente hai duas reservas na taboa 'reservas' que son de dito pasaxeiro.)</text:p>
      <text:p text:style-name="P1"/>
      <text:p text:style-name="P1">{_id:"361a" ,nome:"luis",telf: "9861a" ,cidade: "vigo",nreservas:2}</text:p>
      <text:p text:style-name="P1">{_id:"362b" ,nome: "ana",telf:"9861b" ,cidade: "lugo",nreservas: 1}</text:p>
      <text:p text:style-name="P1">{_id:"363c" ,nome: "pedro",telf: "9861c" ,cidade:"lugo",nreservas:0}</text:p>
      <text:p text:style-name="P1">{_id:"364d" ,nome: "ana",telf:"9861d" ,cidade: "vigo",nreservas:0}</text:p>
      <text:p text:style-name="P1"/>
      <text:p text:style-name="P1">c) </text:p>
      <text:p text:style-name="P1"><text:s/>a taboa 'confirmadas' debe pasar a ter as seguintes filas</text:p>
      <text:p text:style-name="P1"/>
      <text:p text:style-name="P1">codr <text:tab/>dni <text:tab/><text:tab/>orixeida <text:s/><text:tab/>orixevolta <text:s/><text:tab/>prezoreserva <text:s/></text:p>
      <text:p text:style-name="P1">1 <text:tab/>361a <text:tab/><text:tab/>vigo <text:tab/><text:tab/>estambul <text:tab/><text:tab/>350 <text:tab/><text:tab/></text:p>
      <text:p text:style-name="P1">2 <text:tab/>362b<text:tab/><text:tab/>vigo <text:tab/><text:tab/>londres<text:tab/><text:tab/>170 <text:tab/><text:tab/></text:p>
      <text:p text:style-name="P5">3 <text:tab/>361a <text:tab/><text:tab/>vigo<text:tab/><text:tab/>lisboa <text:tab/><text:tab/> <text:s/><text:tab/>1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r</meta:initial-creator>
    <meta:creation-date>2021-02-07T19:24:40</meta:creation-date>
    <meta:document-statistic meta:table-count="0" meta:image-count="0" meta:object-count="0" meta:page-count="3" meta:paragraph-count="83" meta:word-count="635" meta:character-count="4786"/>
    <dc:date>2021-02-07T19:37:13</dc:date>
    <dc:creator>r r</dc:creator>
    <meta:editing-duration>PT12M33S</meta:editing-duration>
    <meta:editing-cycles>1</meta:editing-cycles>
    <meta:generator>OpenOffice/4.1.1$Unix OpenOffice.org_project/411m6$Build-9775</meta:generator>
  </office:meta>
</office:document-meta>
</file>